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59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4.507cm"/>
    </style:style>
    <style:style style:name="co4" style:family="table-column">
      <style:table-column-properties fo:break-before="auto" style:column-width="1.344cm"/>
    </style:style>
    <style:style style:name="co5" style:family="table-column">
      <style:table-column-properties fo:break-before="auto" style:column-width="21.191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0.34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1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cel_tab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8" table:number-columns-repeated="12" table:default-cell-style-name="ce3"/>
        <table:table-column table:style-name="co8" table:default-cell-style-name="Default"/>
        <table:table-row table:style-name="ro1">
          <table:table-cell table:style-name="ce3" office:value-type="string" calcext:value-type="string">
            <text:p>n — размерность системы</text:p>
          </table:table-cell>
          <table:table-cell table:number-columns-repeated="2"/>
          <table:table-cell table:style-name="Default" table:number-columns-repeated="26"/>
          <table:table-cell/>
        </table:table-row>
        <table:table-row table:style-name="ro1">
          <table:table-cell table:style-name="ce3" office:value-type="string" calcext:value-type="string">
            <text:p>E — множитель в плохо обусловленой СЛАУ</text:p>
          </table:table-cell>
          <table:table-cell table:number-columns-repeated="2"/>
          <table:table-cell table:style-name="Default" table:number-columns-repeated="26"/>
          <table:table-cell/>
        </table:table-row>
        <table:table-row table:style-name="ro1">
          <table:table-cell table:style-name="ce3" office:value-type="string" calcext:value-type="string">
            <text:p>x0 — точное решение</text:p>
          </table:table-cell>
          <table:table-cell table:number-columns-repeated="2"/>
          <table:table-cell table:style-name="Default" table:number-columns-repeated="26"/>
          <table:table-cell/>
        </table:table-row>
        <table:table-row table:style-name="ro1">
          <table:table-cell table:style-name="ce3" office:value-type="string" calcext:value-type="string">
            <text:p>e — допустимая погрешность</text:p>
          </table:table-cell>
          <table:table-cell table:number-columns-repeated="2"/>
          <table:table-cell table:style-name="Default" table:number-columns-repeated="25"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d — абсолютная погрешность решения</text:p>
          </table:table-cell>
          <table:table-cell table:number-columns-repeated="2"/>
          <table:table-cell table:style-name="Default" table:number-columns-repeated="25"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k — количество итераций</text:p>
          </table:table-cell>
          <table:table-cell table:number-columns-repeated="2"/>
          <table:table-cell table:style-name="Default" table:number-columns-repeated="25"/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5"/>
          <table:table-cell table:number-columns-repeated="2"/>
        </table:table-row>
        <table:table-row table:style-name="ro1">
          <table:table-cell table:style-name="ce3" office:value-type="string" calcext:value-type="string">
            <text:p>5 тест</text:p>
          </table:table-cell>
          <table:table-cell table:number-columns-repeated="2"/>
          <table:table-cell table:style-name="Default" table:number-columns-repeated="25"/>
          <table: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 table:number-columns-spanned="3" table:number-rows-spanned="1">
            <text:p>Метод Зейделя</text:p>
          </table:table-cell>
          <table:covered-table-cell table:number-columns-repeated="2" table:style-name="ce2"/>
          <table:table-cell table:style-name="ce2"/>
          <table:table-cell table:style-name="ce5" office:value-type="string" calcext:value-type="string" table:number-columns-spanned="3" table:number-rows-spanned="1">
            <text:p>Метод простой итерации</text:p>
          </table:table-cell>
          <table:covered-table-cell table:number-columns-repeated="2" table:style-name="ce2"/>
          <table:table-cell table:style-name="ce2"/>
          <table:table-cell table:style-name="ce5" office:value-type="string" calcext:value-type="string" table:number-columns-spanned="2" table:number-rows-spanned="1">
            <text:p>Метод Гаусса</text:p>
          </table:table-cell>
          <table:covered-table-cell table:style-name="ce2"/>
          <table:table-cell table:style-name="ce2"/>
          <table:table-cell table:style-name="ce5" office:value-type="string" calcext:value-type="string" table:number-columns-spanned="2" table:number-rows-spanned="1">
            <text:p>Метод Хаусхолдера</text:p>
          </table:table-cell>
          <table:covered-table-cell table:style-name="ce2"/>
          <table:table-cell table:style-name="ce2" table:number-columns-repeated="11"/>
          <table:table-cell table:number-columns-repeated="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1"/>
          <table:table-cell table:number-columns-repeated="2"/>
        </table:table-row>
        <table:table-row table:style-name="ro1">
          <table:table-cell table:style-name="ce4" office:value-type="float" office:value="4" calcext:value-type="float" table:number-columns-spanned="1" table:number-rows-spanned="11">
            <text:p>4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19223 0.00493929 0.000962257 0.998983 </text:p>
          </table:table-cell>
          <table:table-cell office:value-type="string" calcext:value-type="string">
            <text:p>0.012940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0.0114921 -0.00200726 -0.000196077 0.99902 </text:p>
          </table:table-cell>
          <table:table-cell office:value-type="string" calcext:value-type="string">
            <text:p>0.0116678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 table:number-columns-spanned="1" table:number-rows-spanned="5">
            <text:p>0 -1.10801e-16 -1.1058e-16 0.999001 </text:p>
          </table:table-cell>
          <table:table-cell table:style-name="ce5" office:value-type="string" calcext:value-type="string" table:number-columns-spanned="1" table:number-rows-spanned="5">
            <text:p>2.04404e-16</text:p>
          </table:table-cell>
          <table:table-cell/>
          <table:table-cell table:style-name="ce5" office:value-type="string" calcext:value-type="string" table:number-columns-spanned="1" table:number-rows-spanned="5">
            <text:p>6.65467e-16 3.32401e-16 2.2116e-16 0.999001 </text:p>
          </table:table-cell>
          <table:table-cell table:style-name="ce5" office:value-type="string" calcext:value-type="string" table:number-columns-spanned="1" table:number-rows-spanned="5">
            <text:p>8.08312e-16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907161 -3.23187e-05 -7.66487e-06 0.999 </text:p>
          </table:table-cell>
          <table:table-cell office:value-type="string" calcext:value-type="string">
            <text:p>0.0009077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0.00107139 -0.000125759 7.19641e-08 0.999005 </text:p>
          </table:table-cell>
          <table:table-cell office:value-type="string" calcext:value-type="string">
            <text:p>0.00107876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-4.08498e-05 -8.49037e-06 -8.1702e-07 0.999001 </text:p>
          </table:table-cell>
          <table:table-cell office:value-type="string" calcext:value-type="string">
            <text:p>4.17309e-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0.000102084 -5.85371e-06 1.64697e-06 0.999002 </text:p>
          </table:table-cell>
          <table:table-cell office:value-type="string" calcext:value-type="string">
            <text:p>0.000102266</text:p>
          </table:table-cell>
          <table:table-cell office:value-type="float" office:value="54" calcext:value-type="float">
            <text:p>54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9.25728e-06 -7.57665e-07 6.01121e-08 0.999001 </text:p>
          </table:table-cell>
          <table:table-cell office:value-type="string" calcext:value-type="string">
            <text:p>9.28844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7.2826e-06 3.67221e-07 3.17693e-07 0.999001 </text:p>
          </table:table-cell>
          <table:table-cell office:value-type="string" calcext:value-type="string">
            <text:p>7.2991e-06</text:p>
          </table:table-cell>
          <table:table-cell office:value-type="float" office:value="63" calcext:value-type="float">
            <text:p>6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6.87608e-07 7.07439e-08 1.05611e-08 0.999001 </text:p>
          </table:table-cell>
          <table:table-cell office:value-type="string" calcext:value-type="string">
            <text:p>6.91318e-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5.73646e-07 1.97869e-07 6.74905e-08 0.999001 </text:p>
          </table:table-cell>
          <table:table-cell office:value-type="string" calcext:value-type="string">
            <text:p>6.1065e-07</text:p>
          </table:table-cell>
          <table:table-cell office:value-type="float" office:value="70" calcext:value-type="float">
            <text:p>7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 table:style-name="ce4"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19999e-05 4.99994e-06 9.99962e-07 0.999999 </text:p>
          </table:table-cell>
          <table:table-cell office:value-type="string" calcext:value-type="string">
            <text:p>1.30383e-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0.0132344 -0.00260564 -0.000381208 0.999967 </text:p>
          </table:table-cell>
          <table:table-cell office:value-type="string" calcext:value-type="string">
            <text:p>0.0134939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5" office:value-type="string" calcext:value-type="string" table:number-columns-spanned="1" table:number-rows-spanned="5">
            <text:p>6.66133e-16 3.33066e-16 1.11022e-16 0.999999 </text:p>
          </table:table-cell>
          <table:table-cell table:style-name="ce5" office:value-type="string" calcext:value-type="string" table:number-columns-spanned="1" table:number-rows-spanned="5">
            <text:p>8.24354e-16</text:p>
          </table:table-cell>
          <table:table-cell/>
          <table:table-cell table:style-name="ce5" office:value-type="string" calcext:value-type="string" table:number-columns-spanned="1" table:number-rows-spanned="5">
            <text:p>0 0 -1.11022e-16 0.999999 </text:p>
          </table:table-cell>
          <table:table-cell table:style-name="ce5" office:value-type="string" calcext:value-type="string" table:number-columns-spanned="1" table:number-rows-spanned="5">
            <text:p>1.76735e-16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1.19999e-05 4.99994e-06 9.99962e-07 0.999999 </text:p>
          </table:table-cell>
          <table:table-cell office:value-type="string" calcext:value-type="string">
            <text:p>1.30383e-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0.00114935 -0.000182169 -2.10053e-05 0.999998 </text:p>
          </table:table-cell>
          <table:table-cell office:value-type="string" calcext:value-type="string">
            <text:p>0.00116388</text:p>
          </table:table-cell>
          <table:table-cell office:value-type="float" office:value="46" calcext:value-type="float">
            <text:p>46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1.19999e-05 4.99994e-06 9.99962e-07 0.999999 </text:p>
          </table:table-cell>
          <table:table-cell office:value-type="string" calcext:value-type="string">
            <text:p>1.30383e-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0.000110112 -1.48272e-05 -1.43301e-06 0.999999 </text:p>
          </table:table-cell>
          <table:table-cell office:value-type="string" calcext:value-type="string">
            <text:p>0.000111115</text:p>
          </table:table-cell>
          <table:table-cell office:value-type="float" office:value="56" calcext:value-type="float">
            <text:p>56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1.19999e-05 4.99994e-06 9.99962e-07 0.999999 </text:p>
          </table:table-cell>
          <table:table-cell office:value-type="string" calcext:value-type="string">
            <text:p>1.30383e-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9.7313e-06 -1.13899e-06 -9.46955e-08 0.999999 </text:p>
          </table:table-cell>
          <table:table-cell office:value-type="string" calcext:value-type="string">
            <text:p>9.79819e-06</text:p>
          </table:table-cell>
          <table:table-cell office:value-type="float" office:value="66" calcext:value-type="float">
            <text:p>66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9.99906e-07 -3.29993e-11 -7.9996e-12 0.999999 </text:p>
          </table:table-cell>
          <table:table-cell office:value-type="string" calcext:value-type="string">
            <text:p>9.99906e-0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1.04143e-06 -1.09042e-07 -8.04772e-09 0.999999 </text:p>
          </table:table-cell>
          <table:table-cell office:value-type="string" calcext:value-type="string">
            <text:p>1.04715e-06</text:p>
          </table:table-cell>
          <table:table-cell office:value-type="float" office:value="75" calcext:value-type="float">
            <text:p>7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float" office:value="5" calcext:value-type="float" table:number-columns-spanned="1" table:number-rows-spanned="11">
            <text:p>5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693638 0.000557235 -0.000153134 -4.10995e-05 0.998994 </text:p>
          </table:table-cell>
          <table:table-cell office:value-type="string" calcext:value-type="string">
            <text:p>0.0069605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0.0174492 -0.0029052 -0.000128708 0.00013694 0.999066 </text:p>
          </table:table-cell>
          <table:table-cell office:value-type="string" calcext:value-type="string">
            <text:p>0.017690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 office:value-type="string" calcext:value-type="string" table:number-columns-spanned="1" table:number-rows-spanned="5">
            <text:p>3.32734e-16 1.10801e-16 0 0 0.999001 </text:p>
          </table:table-cell>
          <table:table-cell table:style-name="ce5" office:value-type="string" calcext:value-type="string" table:number-columns-spanned="1" table:number-rows-spanned="5">
            <text:p>4.15551e-16</text:p>
          </table:table-cell>
          <table:table-cell/>
          <table:table-cell table:style-name="ce5" office:value-type="string" calcext:value-type="string" table:number-columns-spanned="1" table:number-rows-spanned="5">
            <text:p>8.87289e-16 4.432e-16 2.21158e-16 1.10142e-16 0.999001 </text:p>
          </table:table-cell>
          <table:table-cell table:style-name="ce5" office:value-type="string" calcext:value-type="string" table:number-columns-spanned="1" table:number-rows-spanned="5">
            <text:p>1.04614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355709 -0.000201881 -4.85453e-05 -7.39727e-06 0.999001 </text:p>
          </table:table-cell>
          <table:table-cell office:value-type="string" calcext:value-type="string">
            <text:p>0.00041194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0.00121299 -1.84362e-05 6.76097e-05 2.90274e-05 0.999009 </text:p>
          </table:table-cell>
          <table:table-cell office:value-type="string" calcext:value-type="string">
            <text:p>0.00121538</text:p>
          </table:table-cell>
          <table:table-cell office:value-type="float" office:value="63" calcext:value-type="float">
            <text:p>6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-6.24212e-05 -6.57619e-06 6.12049e-07 3.8866e-07 0.999001 </text:p>
          </table:table-cell>
          <table:table-cell office:value-type="string" calcext:value-type="string">
            <text:p>6.27709e-0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4.85423e-05 4.2657e-05 2.03361e-05 5.60819e-06 0.999002 </text:p>
          </table:table-cell>
          <table:table-cell office:value-type="string" calcext:value-type="string">
            <text:p>6.7985e-05</text:p>
          </table:table-cell>
          <table:table-cell office:value-type="float" office:value="73" calcext:value-type="float">
            <text:p>7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5.50755e-06 1.07414e-06 4.61018e-07 7.18972e-08 0.999001 </text:p>
          </table:table-cell>
          <table:table-cell office:value-type="string" calcext:value-type="string">
            <text:p>5.63069e-0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.58049e-05 2.09673e-05 6.89009e-06 1.48304e-06 0.999001 </text:p>
          </table:table-cell>
          <table:table-cell office:value-type="string" calcext:value-type="string">
            <text:p>3.39886e-05</text:p>
          </table:table-cell>
          <table:table-cell office:value-type="float" office:value="80" calcext:value-type="float">
            <text:p>8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6.08312e-07 7.25019e-08 -1.22038e-09 -2.89818e-09 0.999001 </text:p>
          </table:table-cell>
          <table:table-cell office:value-type="string" calcext:value-type="string">
            <text:p>6.12626e-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.87637e-06 3.96236e-07 4.27115e-08 -7.63354e-09 0.999001 </text:p>
          </table:table-cell>
          <table:table-cell office:value-type="string" calcext:value-type="string">
            <text:p>1.91825e-06</text:p>
          </table:table-cell>
          <table:table-cell office:value-type="float" office:value="104" calcext:value-type="float">
            <text:p>104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19992e-05 2.09994e-05 5.99965e-06 9.99818e-07 0.999999 </text:p>
          </table:table-cell>
          <table:table-cell office:value-type="string" calcext:value-type="string">
            <text:p>5.64082e-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0.0183611 -0.00402787 -0.000725361 -9.65689e-05 0.999992 </text:p>
          </table:table-cell>
          <table:table-cell office:value-type="string" calcext:value-type="string">
            <text:p>0.018811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5" office:value-type="string" calcext:value-type="string" table:number-columns-spanned="1" table:number-rows-spanned="5">
            <text:p>1.11022e-15 5.5511e-16 2.22044e-16 1.11021e-16 0.999999 </text:p>
          </table:table-cell>
          <table:table-cell table:style-name="ce5" office:value-type="string" calcext:value-type="string" table:number-columns-spanned="1" table:number-rows-spanned="5">
            <text:p>1.30895e-15</text:p>
          </table:table-cell>
          <table:table-cell/>
          <table:table-cell table:style-name="ce5" office:value-type="string" calcext:value-type="string" table:number-columns-spanned="1" table:number-rows-spanned="5">
            <text:p>-6.66133e-16 -2.22044e-16 -2.22044e-16 0 0.999999 </text:p>
          </table:table-cell>
          <table:table-cell table:style-name="ce5" office:value-type="string" calcext:value-type="string" table:number-columns-spanned="1" table:number-rows-spanned="5">
            <text:p>7.38378e-16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5.19992e-05 2.09994e-05 5.99965e-06 9.99818e-07 0.999999 </text:p>
          </table:table-cell>
          <table:table-cell office:value-type="string" calcext:value-type="string">
            <text:p>5.64082e-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0.0018211 -0.000334315 -4.96632e-05 -5.3481e-06 0.999999 </text:p>
          </table:table-cell>
          <table:table-cell office:value-type="string" calcext:value-type="string">
            <text:p>0.00185221</text:p>
          </table:table-cell>
          <table:table-cell office:value-type="float" office:value="66" calcext:value-type="float">
            <text:p>66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5.19992e-05 2.09994e-05 5.99965e-06 9.99818e-07 0.999999 </text:p>
          </table:table-cell>
          <table:table-cell office:value-type="string" calcext:value-type="string">
            <text:p>5.64082e-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0.000187746 -2.99371e-05 -3.82301e-06 -3.48673e-07 0.999999 </text:p>
          </table:table-cell>
          <table:table-cell office:value-type="string" calcext:value-type="string">
            <text:p>0.000190157</text:p>
          </table:table-cell>
          <table:table-cell office:value-type="float" office:value="79" calcext:value-type="float">
            <text:p>7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7.99891e-06 9.99543e-07 -1.60992e-10 -4.4996e-11 0.999999 </text:p>
          </table:table-cell>
          <table:table-cell office:value-type="string" calcext:value-type="string">
            <text:p>8.06112e-0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1.77433e-05 -2.50015e-06 -2.79664e-07 -2.20256e-08 0.999999 </text:p>
          </table:table-cell>
          <table:table-cell office:value-type="string" calcext:value-type="string">
            <text:p>1.79207e-05</text:p>
          </table:table-cell>
          <table:table-cell office:value-type="float" office:value="92" calcext:value-type="float">
            <text:p>9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9.99328e-07 -2.15986e-10 -5.49933e-11 -9.99734e-12 0.999999 </text:p>
          </table:table-cell>
          <table:table-cell office:value-type="string" calcext:value-type="string">
            <text:p>9.99328e-0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1.56977e-06 -1.98041e-07 -1.96737e-08 -1.3545e-09 0.999999 </text:p>
          </table:table-cell>
          <table:table-cell office:value-type="string" calcext:value-type="string">
            <text:p>1.58233e-06</text:p>
          </table:table-cell>
          <table:table-cell office:value-type="float" office:value="105" calcext:value-type="float">
            <text:p>10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float" office:value="6" calcext:value-type="float" table:number-columns-spanned="1" table:number-rows-spanned="11">
            <text:p>6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284375 -0.00167906 -0.000860219 -0.000221721 -3.80843e-05 0.999001 </text:p>
          </table:table-cell>
          <table:table-cell office:value-type="string" calcext:value-type="string">
            <text:p>0.0034200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0.0155178 -3.09555e-06 0.00152688 0.000844297 0.000310881 0.999086 </text:p>
          </table:table-cell>
          <table:table-cell office:value-type="string" calcext:value-type="string">
            <text:p>0.015618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5" office:value-type="string" calcext:value-type="string" table:number-columns-spanned="1" table:number-rows-spanned="5">
            <text:p>3.32734e-16 1.10801e-16 0 0 0 0.999001 </text:p>
          </table:table-cell>
          <table:table-cell table:style-name="ce5" office:value-type="string" calcext:value-type="string" table:number-columns-spanned="1" table:number-rows-spanned="5">
            <text:p>4.15551e-16</text:p>
          </table:table-cell>
          <table:table-cell/>
          <table:table-cell table:style-name="ce5" office:value-type="string" calcext:value-type="string" table:number-columns-spanned="1" table:number-rows-spanned="5">
            <text:p>-1.33093e-15 -4.43199e-16 -4.42312e-16 -2.20278e-16 0 0.999001 </text:p>
          </table:table-cell>
          <table:table-cell table:style-name="ce5" office:value-type="string" calcext:value-type="string" table:number-columns-spanned="1" table:number-rows-spanned="5">
            <text:p>1.48727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-0.000286442 -6.01091e-06 1.79231e-05 7.8486e-06 1.95167e-06 0.999001 </text:p>
          </table:table-cell>
          <table:table-cell office:value-type="string" calcext:value-type="string">
            <text:p>0.000287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.000885818 0.00139877 0.000677035 0.000231785 5.92209e-05 0.99901 </text:p>
          </table:table-cell>
          <table:table-cell office:value-type="string" calcext:value-type="string">
            <text:p>0.0018047</text:p>
          </table:table-cell>
          <table:table-cell office:value-type="float" office:value="79" calcext:value-type="float">
            <text:p>7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2.19769e-05 2.79659e-05 1.00148e-05 2.15624e-06 2.02414e-07 0.999001 </text:p>
          </table:table-cell>
          <table:table-cell office:value-type="string" calcext:value-type="string">
            <text:p>3.70144e-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.000292537 8.00141e-05 1.45844e-05 -1.15524e-08 -1.46543e-06 0.999 </text:p>
          </table:table-cell>
          <table:table-cell office:value-type="string" calcext:value-type="string">
            <text:p>0.000303638</text:p>
          </table:table-cell>
          <table:table-cell office:value-type="float" office:value="106" calcext:value-type="float">
            <text:p>106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1.76482e-06 -3.80077e-07 -2.76781e-07 -8.82702e-08 -1.7212e-08 0.999001 </text:p>
          </table:table-cell>
          <table:table-cell office:value-type="string" calcext:value-type="string">
            <text:p>1.82859e-0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.56709e-05 2.16649e-07 -1.44781e-06 -8.14589e-07 -3.01374e-07 0.999001 </text:p>
          </table:table-cell>
          <table:table-cell office:value-type="string" calcext:value-type="string">
            <text:p>1.57633e-05</text:p>
          </table:table-cell>
          <table:table-cell office:value-type="float" office:value="125" calcext:value-type="float">
            <text:p>12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7.63342e-07 -3.82503e-07 -1.05339e-07 -1.69636e-08 2.65406e-10 0.999001 </text:p>
          </table:table-cell>
          <table:table-cell office:value-type="string" calcext:value-type="string">
            <text:p>8.60456e-0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-7.15537e-07 -1.32581e-06 -6.54528e-07 -2.2591e-07 -5.82841e-08 0.999001 </text:p>
          </table:table-cell>
          <table:table-cell office:value-type="string" calcext:value-type="string">
            <text:p>1.65912e-06</text:p>
          </table:table-cell>
          <table:table-cell office:value-type="float" office:value="137" calcext:value-type="float">
            <text:p>13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204993 8.39953e-05 2.79972e-05 6.99847e-06 9.99248e-07 0.999999 </text:p>
          </table:table-cell>
          <table:table-cell office:value-type="string" calcext:value-type="string">
            <text:p>0.0002234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0.028531 -0.00675455 -0.0013818 -0.00023098 -2.82913e-05 0.999997 </text:p>
          </table:table-cell>
          <table:table-cell office:value-type="string" calcext:value-type="string">
            <text:p>0.0293531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5" office:value-type="string" calcext:value-type="string" table:number-columns-spanned="1" table:number-rows-spanned="5">
            <text:p>5.55111e-15 2.77555e-15 1.33226e-15 6.66128e-16 3.33062e-16 0.999999 </text:p>
          </table:table-cell>
          <table:table-cell table:style-name="ce5" office:value-type="string" calcext:value-type="string" table:number-columns-spanned="1" table:number-rows-spanned="5">
            <text:p>6.41532e-15</text:p>
          </table:table-cell>
          <table:table-cell/>
          <table:table-cell table:style-name="ce5" office:value-type="string" calcext:value-type="string" table:number-columns-spanned="1" table:number-rows-spanned="5">
            <text:p>8.88178e-16 4.44088e-16 2.22044e-16 -2.22043e-16 0 0.999999 </text:p>
          </table:table-cell>
          <table:table-cell table:style-name="ce5" office:value-type="string" calcext:value-type="string" table:number-columns-spanned="1" table:number-rows-spanned="5">
            <text:p>1.18024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204993 8.39953e-05 2.79972e-05 6.99847e-06 9.99248e-07 0.999999 </text:p>
          </table:table-cell>
          <table:table-cell office:value-type="string" calcext:value-type="string">
            <text:p>0.0002234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0.00239268 -0.000478063 -8.15523e-05 -1.11817e-05 -1.09137e-06 0.999999 </text:p>
          </table:table-cell>
          <table:table-cell office:value-type="string" calcext:value-type="string">
            <text:p>0.00244136</text:p>
          </table:table-cell>
          <table:table-cell office:value-type="float" office:value="90" calcext:value-type="float">
            <text:p>9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0.000204993 8.39953e-05 2.79972e-05 6.99847e-06 9.99248e-07 0.999999 </text:p>
          </table:table-cell>
          <table:table-cell office:value-type="string" calcext:value-type="string">
            <text:p>0.0002234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0.000225656 -3.9552e-05 -5.86371e-06 -6.88512e-07 -5.55456e-08 0.999999 </text:p>
          </table:table-cell>
          <table:table-cell office:value-type="string" calcext:value-type="string">
            <text:p>0.000229172</text:p>
          </table:table-cell>
          <table:table-cell office:value-type="float" office:value="107" calcext:value-type="float">
            <text:p>10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9.99236e-06 9.97055e-07 -9.95859e-10 -2.85933e-10 -6.59702e-11 0.999999 </text:p>
          </table:table-cell>
          <table:table-cell office:value-type="string" calcext:value-type="string">
            <text:p>1.0042e-0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2.23377e-05 -3.50605e-06 -4.61338e-07 -4.72718e-08 -3.14654e-09 0.999999 </text:p>
          </table:table-cell>
          <table:table-cell office:value-type="string" calcext:value-type="string">
            <text:p>2.26159e-05</text:p>
          </table:table-cell>
          <table:table-cell office:value-type="float" office:value="123" calcext:value-type="float">
            <text:p>12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9.95697e-07 -1.35975e-09 -3.63885e-10 -7.79523e-11 -1.1982e-11 0.999999 </text:p>
          </table:table-cell>
          <table:table-cell office:value-type="string" calcext:value-type="string">
            <text:p>9.95698e-0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2.40005e-06 -3.42508e-07 -4.0589e-08 -3.66361e-09 -1.94703e-10 0.999999 </text:p>
          </table:table-cell>
          <table:table-cell office:value-type="string" calcext:value-type="string">
            <text:p>2.42471e-06</text:p>
          </table:table-cell>
          <table:table-cell office:value-type="float" office:value="138" calcext:value-type="float">
            <text:p>13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float" office:value="7" calcext:value-type="float" table:number-columns-spanned="1" table:number-rows-spanned="11">
            <text:p>7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051717 -0.000366246 0.00036223 0.000246857 9.87703e-05 2.79878e-05 0.999006 </text:p>
          </table:table-cell>
          <table:table-cell office:value-type="string" calcext:value-type="string">
            <text:p>0.005204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.0197843 0.021608 0.01176 0.00490984 0.00166481 0.000434804 0.999061 </text:p>
          </table:table-cell>
          <table:table-cell office:value-type="string" calcext:value-type="string">
            <text:p>0.0319952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5" office:value-type="string" calcext:value-type="string" table:number-columns-spanned="1" table:number-rows-spanned="5">
            <text:p>2.10732e-15 9.97206e-16 4.42322e-16 2.20289e-16 1.09293e-16 1.07664e-16 0.999001 </text:p>
          </table:table-cell>
          <table:table-cell table:style-name="ce5" office:value-type="string" calcext:value-type="string" table:number-columns-spanned="1" table:number-rows-spanned="5">
            <text:p>2.39848e-15</text:p>
          </table:table-cell>
          <table:table-cell/>
          <table:table-cell table:style-name="ce5" office:value-type="string" calcext:value-type="string" table:number-columns-spanned="1" table:number-rows-spanned="5">
            <text:p>3.32733e-15 1.77279e-15 8.84618e-16 4.40542e-16 3.27813e-16 1.07633e-16 0.999001 </text:p>
          </table:table-cell>
          <table:table-cell table:style-name="ce5" office:value-type="string" calcext:value-type="string" table:number-columns-spanned="1" table:number-rows-spanned="5">
            <text:p>3.9202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374396 0.000740268 0.000377299 0.000130065 3.11647e-05 3.14576e-06 0.998999 </text:p>
          </table:table-cell>
          <table:table-cell office:value-type="string" calcext:value-type="string">
            <text:p>0.00092109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00258723 0.000487598 -3.18917e-05 -8.9163e-05 -5.54584e-05 -2.4859e-05 0.998992 </text:p>
          </table:table-cell>
          <table:table-cell office:value-type="string" calcext:value-type="string">
            <text:p>0.0026352</text:p>
          </table:table-cell>
          <table:table-cell office:value-type="float" office:value="121" calcext:value-type="float">
            <text:p>121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-2.77454e-05 -3.35676e-05 -1.57929e-05 -5.16993e-06 -1.15967e-06 -7.96162e-08 0.999001 </text:p>
          </table:table-cell>
          <table:table-cell office:value-type="string" calcext:value-type="string">
            <text:p>4.66272e-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-0.000104942 -0.000157482 -9.11881e-05 -3.93665e-05 -1.37713e-05 -3.78019e-06 0.999 </text:p>
          </table:table-cell>
          <table:table-cell office:value-type="string" calcext:value-type="string">
            <text:p>0.000214203</text:p>
          </table:table-cell>
          <table:table-cell office:value-type="float" office:value="139" calcext:value-type="float">
            <text:p>13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6.81893e-06 1.37076e-07 8.31072e-07 4.51739e-07 1.61962e-07 4.10921e-08 0.999001 </text:p>
          </table:table-cell>
          <table:table-cell office:value-type="string" calcext:value-type="string">
            <text:p>6.88761e-0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-3.17256e-05 -7.8053e-06 -8.34988e-07 5.23464e-07 4.67544e-07 2.41285e-07 0.999001 </text:p>
          </table:table-cell>
          <table:table-cell office:value-type="string" calcext:value-type="string">
            <text:p>3.26909e-05</text:p>
          </table:table-cell>
          <table:table-cell office:value-type="float" office:value="175" calcext:value-type="float">
            <text:p>17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1.15748e-06 2.57906e-07 1.69956e-08 -1.89588e-08 -1.25334e-08 -4.94721e-09 0.999001 </text:p>
          </table:table-cell>
          <table:table-cell office:value-type="string" calcext:value-type="string">
            <text:p>1.18622e-0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9.0633e-08 1.11061e-06 7.33288e-07 3.38197e-07 1.2527e-07 3.71514e-08 0.999001 </text:p>
          </table:table-cell>
          <table:table-cell office:value-type="string" calcext:value-type="string">
            <text:p>1.38235e-06</text:p>
          </table:table-cell>
          <table:table-cell office:value-type="float" office:value="195" calcext:value-type="float">
            <text:p>19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785943 0.000329964 0.000119979 3.59881e-05 7.99384e-06 9.97051e-07 0.999999 </text:p>
          </table:table-cell>
          <table:table-cell office:value-type="string" calcext:value-type="string">
            <text:p>0.00086159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0.0343611 -0.00842452 -0.00183752 -0.000344021 -5.19748e-05 -5.54867e-06 0.999999 </text:p>
          </table:table-cell>
          <table:table-cell office:value-type="string" calcext:value-type="string">
            <text:p>0.035428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5" office:value-type="string" calcext:value-type="string" table:number-columns-spanned="1" table:number-rows-spanned="5">
            <text:p>3.77475e-15 1.88738e-15 8.88175e-16 4.44086e-16 2.22041e-16 1.11019e-16 0.999999 </text:p>
          </table:table-cell>
          <table:table-cell table:style-name="ce5" office:value-type="string" calcext:value-type="string" table:number-columns-spanned="1" table:number-rows-spanned="5">
            <text:p>4.35589e-15</text:p>
          </table:table-cell>
          <table:table-cell/>
          <table:table-cell table:style-name="ce5" office:value-type="string" calcext:value-type="string" table:number-columns-spanned="1" table:number-rows-spanned="5">
            <text:p>-6.43929e-15 -3.10862e-15 -1.77635e-15 -8.88171e-16 -4.44082e-16 -2.22037e-16 0.999999 </text:p>
          </table:table-cell>
          <table:table-cell table:style-name="ce5" office:value-type="string" calcext:value-type="string" table:number-columns-spanned="1" table:number-rows-spanned="5">
            <text:p>7.43848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785943 0.000329964 0.000119979 3.59881e-05 7.99384e-06 9.97051e-07 0.999999 </text:p>
          </table:table-cell>
          <table:table-cell office:value-type="string" calcext:value-type="string">
            <text:p>0.00086159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0.00320068 -0.000678342 -0.000126602 -1.99748e-05 -2.46797e-06 -1.94259e-07 0.999999 </text:p>
          </table:table-cell>
          <table:table-cell office:value-type="string" calcext:value-type="string">
            <text:p>0.00327428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6.59269e-05 1.09687e-05 9.87701e-07 -4.36078e-09 -1.3644e-09 -3.63719e-10 0.999999 </text:p>
          </table:table-cell>
          <table:table-cell office:value-type="string" calcext:value-type="string">
            <text:p>6.68404e-0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0.000322739 -6.07806e-05 -9.978e-06 -1.35899e-06 -1.37756e-07 -6.57433e-09 0.999999 </text:p>
          </table:table-cell>
          <table:table-cell office:value-type="string" calcext:value-type="string">
            <text:p>0.000328567</text:p>
          </table:table-cell>
          <table:table-cell office:value-type="float" office:value="137" calcext:value-type="float">
            <text:p>13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9.72966e-07 -8.55784e-09 -2.37813e-09 -5.59205e-10 -1.04685e-10 -1.38846e-11 0.999999 </text:p>
          </table:table-cell>
          <table:table-cell office:value-type="string" calcext:value-type="string">
            <text:p>9.73006e-0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2.94583e-05 -4.97193e-06 -7.2162e-07 -8.42087e-08 -6.50293e-09 4.93052e-11 0.999999 </text:p>
          </table:table-cell>
          <table:table-cell office:value-type="string" calcext:value-type="string">
            <text:p>2.98838e-05</text:p>
          </table:table-cell>
          <table:table-cell office:value-type="float" office:value="157" calcext:value-type="float">
            <text:p>15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9.72966e-07 -8.55784e-09 -2.37813e-09 -5.59205e-10 -1.04685e-10 -1.38846e-11 0.999999 </text:p>
          </table:table-cell>
          <table:table-cell office:value-type="string" calcext:value-type="string">
            <text:p>9.73006e-0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2.80952e-06 -4.28792e-07 -5.51686e-08 -5.38825e-09 -2.45737e-10 4.3113e-11 0.999999 </text:p>
          </table:table-cell>
          <table:table-cell office:value-type="string" calcext:value-type="string">
            <text:p>2.84259e-06</text:p>
          </table:table-cell>
          <table:table-cell office:value-type="float" office:value="176" calcext:value-type="float">
            <text:p>176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float" office:value="8" calcext:value-type="float" table:number-columns-spanned="1" table:number-rows-spanned="11">
            <text:p>8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 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688647 0.000493744 -0.000725731 -0.000581449 -0.000291971 -0.000112973 -3.33017e-05 0.998995 </text:p>
          </table:table-cell>
          <table:table-cell office:value-type="string" calcext:value-type="string">
            <text:p>0.006973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0.0233087 0.00179089 -0.00274853 -0.00245995 -0.00142798 -0.000675185 -0.000272145 0.998909 </text:p>
          </table:table-cell>
          <table:table-cell office:value-type="string" calcext:value-type="string">
            <text:p>0.023721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5" office:value-type="string" calcext:value-type="string" table:number-columns-spanned="1" table:number-rows-spanned="5">
            <text:p>5.65648e-15 2.77002e-15 1.32697e-15 6.60868e-16 3.27878e-16 2.15328e-16 1.04683e-16 0.999001 </text:p>
          </table:table-cell>
          <table:table-cell table:style-name="ce5" office:value-type="string" calcext:value-type="string" table:number-columns-spanned="1" table:number-rows-spanned="5">
            <text:p>6.48695e-15</text:p>
          </table:table-cell>
          <table:table-cell/>
          <table:table-cell table:style-name="ce5" office:value-type="string" calcext:value-type="string" table:number-columns-spanned="1" table:number-rows-spanned="5">
            <text:p>1.55275e-15 8.86395e-16 0 2.20264e-16 3.27773e-16 1.07585e-16 -1.04584e-16 0.999001 </text:p>
          </table:table-cell>
          <table:table-cell table:style-name="ce5" office:value-type="string" calcext:value-type="string" table:number-columns-spanned="1" table:number-rows-spanned="5">
            <text:p>1.85143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7.77089e-05 0.000179591 0.000112939 5.0718e-05 1.77615e-05 4.48637e-06 3.64404e-07 0.999001 </text:p>
          </table:table-cell>
          <table:table-cell office:value-type="string" calcext:value-type="string">
            <text:p>0.00023228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-0.00862544 -0.00565812 -0.0028748 -0.00123384 -0.000450184 -0.000131378 -2.23198e-05 0.999007 </text:p>
          </table:table-cell>
          <table:table-cell office:value-type="string" calcext:value-type="string">
            <text:p>0.0107898</text:p>
          </table:table-cell>
          <table:table-cell office:value-type="float" office:value="148" calcext:value-type="float">
            <text:p>14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-1.2016e-06 -1.8038e-05 -1.23689e-05 -5.80801e-06 -2.12172e-06 -5.74806e-07 -7.05785e-08 0.999001 </text:p>
          </table:table-cell>
          <table:table-cell office:value-type="string" calcext:value-type="string">
            <text:p>2.27679e-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0.000118753 0.000179182 0.000118488 6.04578e-05 2.60373e-05 9.53713e-06 2.80134e-06 0.999001 </text:p>
          </table:table-cell>
          <table:table-cell office:value-type="string" calcext:value-type="string">
            <text:p>0.000254323</text:p>
          </table:table-cell>
          <table:table-cell office:value-type="float" office:value="199" calcext:value-type="float">
            <text:p>19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7.52962e-07 1.75982e-06 1.34186e-06 6.60696e-07 2.5148e-07 7.24336e-08 1.13613e-08 0.999001 </text:p>
          </table:table-cell>
          <table:table-cell office:value-type="string" calcext:value-type="string">
            <text:p>2.44329e-0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02044e-05 5.57983e-07 -3.1573e-06 -2.55904e-06 -1.43242e-06 -6.61039e-07 -2.60352e-07 0.999001 </text:p>
          </table:table-cell>
          <table:table-cell office:value-type="string" calcext:value-type="string">
            <text:p>2.06788e-05</text:p>
          </table:table-cell>
          <table:table-cell office:value-type="float" office:value="247" calcext:value-type="float">
            <text:p>24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1.88509e-07 -1.64858e-07 -1.44027e-07 -7.46465e-08 -2.95897e-08 -9.00297e-09 -1.67108e-09 0.999001 </text:p>
          </table:table-cell>
          <table:table-cell office:value-type="string" calcext:value-type="string">
            <text:p>2.99982e-0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-8.9759e-06 -5.87066e-06 -2.97804e-06 -1.27648e-06 -4.6505e-07 -1.35383e-07 -2.27978e-08 0.999001 </text:p>
          </table:table-cell>
          <table:table-cell office:value-type="string" calcext:value-type="string">
            <text:p>1.12145e-05</text:p>
          </table:table-cell>
          <table:table-cell office:value-type="float" office:value="265" calcext:value-type="float">
            <text:p>26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 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299559 0.00128674 0.000494847 0.000164913 4.49529e-05 8.97608e-06 9.88632e-07 0.999999 </text:p>
          </table:table-cell>
          <table:table-cell office:value-type="string" calcext:value-type="string">
            <text:p>0.0033020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0.0427959 -0.0107623 -0.00245192 -0.00049269 -8.3459e-05 -1.08293e-05 -7.55951e-07 0.999999 </text:p>
          </table:table-cell>
          <table:table-cell office:value-type="string" calcext:value-type="string">
            <text:p>0.0441993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5" office:value-type="string" calcext:value-type="string" table:number-columns-spanned="1" table:number-rows-spanned="5">
            <text:p>1.43219e-14 7.21644e-15 3.5527e-15 1.77634e-15 8.88164e-16 4.44075e-16 2.2203e-16 0.999999 </text:p>
          </table:table-cell>
          <table:table-cell table:style-name="ce5" office:value-type="string" calcext:value-type="string" table:number-columns-spanned="1" table:number-rows-spanned="5">
            <text:p>1.65591e-14</text:p>
          </table:table-cell>
          <table:table-cell/>
          <table:table-cell table:style-name="ce5" office:value-type="string" calcext:value-type="string" table:number-columns-spanned="1" table:number-rows-spanned="5">
            <text:p>-4.55191e-14 -2.26485e-14 -1.17683e-14 -5.77311e-15 -2.88653e-15 -1.44324e-15 -8.88122e-16 0.999999 </text:p>
          </table:table-cell>
          <table:table-cell table:style-name="ce5" office:value-type="string" calcext:value-type="string" table:number-columns-spanned="1" table:number-rows-spanned="5">
            <text:p>5.26116e-14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100033 0.000285658 6.58348e-05 1.0925e-05 9.68271e-07 -1.23642e-08 -4.36544e-09 0.999999 </text:p>
          </table:table-cell>
          <table:table-cell office:value-type="string" calcext:value-type="string">
            <text:p>0.0010424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0.00390859 -0.000858015 -0.0001686 -2.86086e-05 -3.89388e-06 -3.34472e-07 1.43371e-08 0.999999 </text:p>
          </table:table-cell>
          <table:table-cell office:value-type="string" calcext:value-type="string">
            <text:p>0.00400531</text:p>
          </table:table-cell>
          <table:table-cell office:value-type="float" office:value="148" calcext:value-type="float">
            <text:p>14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9.05071e-05 1.27974e-05 9.22619e-07 -2.71059e-08 -8.55867e-09 -2.37564e-09 -5.58064e-10 0.999999 </text:p>
          </table:table-cell>
          <table:table-cell office:value-type="string" calcext:value-type="string">
            <text:p>9.1412e-0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0.000371269 -7.24114e-05 -1.24224e-05 -1.76858e-06 -1.76559e-07 -9.08647e-10 5.09395e-09 0.999999 </text:p>
          </table:table-cell>
          <table:table-cell office:value-type="string" calcext:value-type="string">
            <text:p>0.000378472</text:p>
          </table:table-cell>
          <table:table-cell office:value-type="float" office:value="172" calcext:value-type="float">
            <text:p>17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8.29713e-07 -5.41914e-08 -1.54742e-08 -3.86314e-09 -8.1073e-10 -1.33966e-10 -1.52662e-11 0.999999 </text:p>
          </table:table-cell>
          <table:table-cell office:value-type="string" calcext:value-type="string">
            <text:p>8.31634e-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-3.49085e-05 -6.06577e-06 -8.97737e-07 -1.0012e-07 -3.92003e-09 1.87704e-09 7.2185e-10 0.999999 </text:p>
          </table:table-cell>
          <table:table-cell office:value-type="string" calcext:value-type="string">
            <text:p>3.54431e-05</text:p>
          </table:table-cell>
          <table:table-cell office:value-type="float" office:value="195" calcext:value-type="float">
            <text:p>19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8.29713e-07 -5.41914e-08 -1.54742e-08 -3.86314e-09 -8.1073e-10 -1.33966e-10 -1.52662e-11 0.999999 </text:p>
          </table:table-cell>
          <table:table-cell office:value-type="string" calcext:value-type="string">
            <text:p>8.31634e-0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-3.31822e-06 -5.08888e-07 -6.2022e-08 -4.04853e-09 6.52509e-10 3.38502e-10 8.93363e-11 0.999999 </text:p>
          </table:table-cell>
          <table:table-cell office:value-type="string" calcext:value-type="string">
            <text:p>3.35759e-06</text:p>
          </table:table-cell>
          <table:table-cell office:value-type="float" office:value="217" calcext:value-type="float">
            <text:p>21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float" office:value="9" calcext:value-type="float" table:number-columns-spanned="1" table:number-rows-spanned="11">
            <text:p>9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 0 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59338 0.0200911 0.00914178 0.00341058 0.000942732 8.36349e-05 -0.000120773 -0.00011496 0.998932 </text:p>
          </table:table-cell>
          <table:table-cell office:value-type="string" calcext:value-type="string">
            <text:p>0.042320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-0.178133 -0.105751 -0.0538711 -0.0242102 -0.00951339 -0.0030831 -0.000640036 0.000105819 0.999231 </text:p>
          </table:table-cell>
          <table:table-cell office:value-type="string" calcext:value-type="string">
            <text:p>0.215647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5" office:value-type="string" calcext:value-type="string" table:number-columns-spanned="1" table:number-rows-spanned="5">
            <text:p>2.68406e-14 1.34069e-14 6.63483e-15 3.30434e-15 1.63939e-15 8.61314e-16 4.18733e-16 1.99267e-16 0.999001 </text:p>
          </table:table-cell>
          <table:table-cell table:style-name="ce5" office:value-type="string" calcext:value-type="string" table:number-columns-spanned="1" table:number-rows-spanned="5">
            <text:p>3.09654e-14</text:p>
          </table:table-cell>
          <table:table-cell/>
          <table:table-cell table:style-name="ce5" office:value-type="string" calcext:value-type="string" table:number-columns-spanned="1" table:number-rows-spanned="5">
            <text:p>4.99099e-14 2.52622e-14 1.21633e-14 6.16721e-15 3.05885e-15 1.61306e-15 1.04422e-15 4.96855e-16 0.999001 </text:p>
          </table:table-cell>
          <table:table-cell table:style-name="ce5" office:value-type="string" calcext:value-type="string" table:number-columns-spanned="1" table:number-rows-spanned="5">
            <text:p>5.76932e-14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159941 0.00120342 0.00065831 0.000294337 0.000107521 2.84916e-05 1.63735e-06 -4.37412e-06 0.998997 </text:p>
          </table:table-cell>
          <table:table-cell office:value-type="string" calcext:value-type="string">
            <text:p>0.0021304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0.0182983 0.010775 0.00545697 0.00243888 0.000951875 0.000304935 6.0946e-05 -1.25224e-05 0.998977 </text:p>
          </table:table-cell>
          <table:table-cell office:value-type="string" calcext:value-type="string">
            <text:p>0.022083</text:p>
          </table:table-cell>
          <table:table-cell office:value-type="float" office:value="213" calcext:value-type="float">
            <text:p>21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0.000131004 7.51627e-05 3.48869e-05 1.33177e-05 3.84351e-06 4.58538e-07 -3.96808e-07 -4.14503e-07 0.999001 </text:p>
          </table:table-cell>
          <table:table-cell office:value-type="string" calcext:value-type="string">
            <text:p>0.0001556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-0.00187876 -0.00109754 -0.000552637 -0.000245625 -9.52073e-05 -3.01368e-05 -5.77917e-06 1.45053e-06 0.999004 </text:p>
          </table:table-cell>
          <table:table-cell office:value-type="string" calcext:value-type="string">
            <text:p>0.00226055</text:p>
          </table:table-cell>
          <table:table-cell office:value-type="float" office:value="272" calcext:value-type="float">
            <text:p>27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2.8482e-05 -1.86461e-05 -9.45907e-06 -3.95799e-06 -1.32435e-06 -2.84334e-07 3.39924e-08 8.45815e-08 0.999001 </text:p>
          </table:table-cell>
          <table:table-cell office:value-type="string" calcext:value-type="string">
            <text:p>3.55793e-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0.000192814 0.000111763 5.5953e-05 2.47308e-05 9.51912e-06 2.97601e-06 5.45407e-07 -1.65295e-07 0.999001 </text:p>
          </table:table-cell>
          <table:table-cell office:value-type="string" calcext:value-type="string">
            <text:p>0.000231323</text:p>
          </table:table-cell>
          <table:table-cell office:value-type="float" office:value="331" calcext:value-type="float">
            <text:p>331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2.06924e-06 -1.09442e-06 -4.75591e-07 -1.6758e-07 -4.10338e-08 1.90668e-10 8.37229e-09 6.77004e-09 0.999001 </text:p>
          </table:table-cell>
          <table:table-cell office:value-type="string" calcext:value-type="string">
            <text:p>2.39491e-0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-1.95693e-05 -1.15656e-05 -5.87276e-06 -2.63127e-06 -1.03012e-06 -3.31745e-07 -6.74766e-08 1.26009e-08 0.999001 </text:p>
          </table:table-cell>
          <table:table-cell office:value-type="string" calcext:value-type="string">
            <text:p>2.36497e-05</text:p>
          </table:table-cell>
          <table:table-cell office:value-type="float" office:value="389" calcext:value-type="float">
            <text:p>38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 0 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114291 0.0050032 0.00200092 0.000714378 0.000219655 5.48176e-05 9.90817e-06 9.56342e-07 0.999999 </text:p>
          </table:table-cell>
          <table:table-cell office:value-type="string" calcext:value-type="string">
            <text:p>0.012657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0.0501104 -0.0127443 -0.00296319 -0.000613909 -0.000107999 -1.42463e-05 -6.50676e-07 3.73341e-07 0.999999 </text:p>
          </table:table-cell>
          <table:table-cell office:value-type="string" calcext:value-type="string">
            <text:p>0.0517942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5" office:value-type="string" calcext:value-type="string" table:number-columns-spanned="1" table:number-rows-spanned="5">
            <text:p>2.15383e-14 1.07691e-14 5.32905e-15 2.66451e-15 1.33225e-15 6.66112e-16 3.33046e-16 2.22016e-16 0.999999 </text:p>
          </table:table-cell>
          <table:table-cell table:style-name="ce5" office:value-type="string" calcext:value-type="string" table:number-columns-spanned="1" table:number-rows-spanned="5">
            <text:p>2.48569e-14</text:p>
          </table:table-cell>
          <table:table-cell/>
          <table:table-cell table:style-name="ce5" office:value-type="string" calcext:value-type="string" table:number-columns-spanned="1" table:number-rows-spanned="5">
            <text:p>-1.19904e-13 -5.99519e-14 -3.01979e-14 -1.50989e-14 -7.32735e-15 -3.99667e-15 -1.88726e-15 -9.99073e-16 0.999999 </text:p>
          </table:table-cell>
          <table:table-cell table:style-name="ce5" office:value-type="string" calcext:value-type="string" table:number-columns-spanned="1" table:number-rows-spanned="5">
            <text:p>1.38512e-13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555572 0.000103046 1.31844e-05 6.80642e-07 -1.16122e-07 -3.86841e-08 -1.15911e-08 -3.04276e-09 0.999999 </text:p>
          </table:table-cell>
          <table:table-cell office:value-type="string" calcext:value-type="string">
            <text:p>0.0005652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-0.00482468 -0.00107562 -0.000214715 -3.65119e-05 -4.60455e-06 -1.41956e-07 1.52929e-07 6.63581e-08 0.999999 </text:p>
          </table:table-cell>
          <table:table-cell office:value-type="string" calcext:value-type="string">
            <text:p>0.00494792</text:p>
          </table:table-cell>
          <table:table-cell office:value-type="float" office:value="182" calcext:value-type="float">
            <text:p>18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1.39606e-05 2.65805e-07 -2.44594e-07 -7.43514e-08 -2.02303e-08 -4.79339e-09 -9.47598e-10 -1.44583e-10 0.999999 </text:p>
          </table:table-cell>
          <table:table-cell office:value-type="string" calcext:value-type="string">
            <text:p>1.39655e-0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-0.000427393 -8.29141e-05 -1.37028e-05 -1.65094e-06 -2.41482e-08 6.65781e-08 2.76348e-08 8.01016e-09 0.999999 </text:p>
          </table:table-cell>
          <table:table-cell office:value-type="string" calcext:value-type="string">
            <text:p>0.00043558</text:p>
          </table:table-cell>
          <table:table-cell office:value-type="float" office:value="210" calcext:value-type="float">
            <text:p>21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7.92706e-08 -3.45076e-07 -1.00481e-07 -2.61292e-08 -5.8989e-09 -1.1055e-09 -1.57906e-10 -1.33232e-11 0.999999 </text:p>
          </table:table-cell>
          <table:table-cell office:value-type="string" calcext:value-type="string">
            <text:p>3.6902e-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4.27705e-05 -7.03134e-06 -8.49939e-07 -1.44706e-08 3.37434e-08 1.42225e-08 4.16057e-09 1.02256e-09 0.999999 </text:p>
          </table:table-cell>
          <table:table-cell office:value-type="string" calcext:value-type="string">
            <text:p>4.3353e-05</text:p>
          </table:table-cell>
          <table:table-cell office:value-type="float" office:value="235" calcext:value-type="float">
            <text:p>23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7.92706e-08 -3.45076e-07 -1.00481e-07 -2.61292e-08 -5.8989e-09 -1.1055e-09 -1.57906e-10 -1.33232e-11 0.999999 </text:p>
          </table:table-cell>
          <table:table-cell office:value-type="string" calcext:value-type="string">
            <text:p>3.6902e-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3.62294e-06 -4.37455e-07 -7.88934e-09 1.7237e-08 7.32323e-09 2.15474e-09 5.3128e-10 1.15306e-10 0.999999 </text:p>
          </table:table-cell>
          <table:table-cell office:value-type="string" calcext:value-type="string">
            <text:p>3.64931e-06</text:p>
          </table:table-cell>
          <table:table-cell office:value-type="float" office:value="260" calcext:value-type="float">
            <text:p>26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style-name="ce4" office:value-type="float" office:value="10" calcext:value-type="float" table:number-columns-spanned="1" table:number-rows-spanned="11">
            <text:p>10</text:p>
          </table:table-cell>
          <table:table-cell table:style-name="ce4" office:value-type="string" calcext:value-type="string" table:number-columns-spanned="1" table:number-rows-spanned="5">
            <text:p>0.001</text:p>
          </table:table-cell>
          <table:table-cell table:style-name="ce4" office:value-type="string" calcext:value-type="string" table:number-columns-spanned="1" table:number-rows-spanned="5">
            <text:p>0 0 0 0 0 0 0 0 0 0.99900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291135 -0.0148729 -0.00650992 -0.00233013 -0.000544772 6.96732e-05 0.000196574 0.000162872 0.000101095 0.999054 </text:p>
          </table:table-cell>
          <table:table-cell office:value-type="string" calcext:value-type="string">
            <text:p>0.033421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-0.13129 -0.0813163 -0.0445403 -0.0220351 -0.00981847 -0.00382531 -0.00118056 -0.000164651 0.000139535 0.999175 </text:p>
          </table:table-cell>
          <table:table-cell office:value-type="string" calcext:value-type="string">
            <text:p>0.162577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5" office:value-type="string" calcext:value-type="string" table:number-columns-spanned="1" table:number-rows-spanned="5">
            <text:p>1.27548e-14 6.31564e-15 3.09625e-15 1.54203e-15 7.65048e-16 4.30657e-16 2.09367e-16 9.96334e-17 0 0.999001 </text:p>
          </table:table-cell>
          <table:table-cell table:style-name="ce5" office:value-type="string" calcext:value-type="string" table:number-columns-spanned="1" table:number-rows-spanned="5">
            <text:p>1.46769e-14</text:p>
          </table:table-cell>
          <table:table-cell/>
          <table:table-cell table:style-name="ce5" office:value-type="string" calcext:value-type="string" table:number-columns-spanned="1" table:number-rows-spanned="5">
            <text:p>4.21461e-15 1.77278e-15 1.32689e-15 4.40501e-16 0 0 1.04261e-16 1.97807e-16 -9.16336e-17 0.999001 </text:p>
          </table:table-cell>
          <table:table-cell table:style-name="ce5" office:value-type="string" calcext:value-type="string" table:number-columns-spanned="1" table:number-rows-spanned="5">
            <text:p>4.7927e-15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-0.00192226 -0.00116154 -0.000594096 -0.000260379 -9.33883e-05 -2.1963e-05 2.67414e-06 7.80171e-06 6.48634e-06 0.999005 </text:p>
          </table:table-cell>
          <table:table-cell office:value-type="string" calcext:value-type="string">
            <text:p>0.0023397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-0.00747506 -0.00519947 -0.00307896 -0.00162914 -0.000779682 -0.000334068 -0.000122632 -3.29982e-05 -6.56812e-07 0.999009 </text:p>
          </table:table-cell>
          <table:table-cell office:value-type="string" calcext:value-type="string">
            <text:p>0.00978677</text:p>
          </table:table-cell>
          <table:table-cell office:value-type="float" office:value="388" calcext:value-type="float">
            <text:p>38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0.000254225 0.000163138 8.72823e-05 4.00851e-05 1.53958e-05 4.3133e-06 1.92793e-07 -8.75254e-07 -8.47839e-07 0.999 </text:p>
          </table:table-cell>
          <table:table-cell office:value-type="string" calcext:value-type="string">
            <text:p>0.00031737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0.00236845 0.00136968 0.000710795 0.000333565 0.000139453 4.91582e-05 1.18365e-05 -1.06269e-06 -3.98559e-06 0.998997 </text:p>
          </table:table-cell>
          <table:table-cell office:value-type="string" calcext:value-type="string">
            <text:p>0.00285028</text:p>
          </table:table-cell>
          <table:table-cell office:value-type="float" office:value="454" calcext:value-type="float">
            <text:p>454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2.24448e-05 1.23014e-05 5.78305e-06 2.29202e-06 6.87133e-07 6.98733e-08 -1.03603e-07 -1.1183e-07 -7.7061e-08 0.999001 </text:p>
          </table:table-cell>
          <table:table-cell office:value-type="string" calcext:value-type="string">
            <text:p>2.63496e-0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0148481 9.16899e-05 5.01113e-05 2.47402e-05 1.0998e-05 4.27028e-06 1.30849e-06 1.7485e-07 -1.61942e-07 0.999001 </text:p>
          </table:table-cell>
          <table:table-cell office:value-type="string" calcext:value-type="string">
            <text:p>0.000183624</text:p>
          </table:table-cell>
          <table:table-cell office:value-type="float" office:value="569" calcext:value-type="float">
            <text:p>56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3.0798e-06 -1.77269e-06 -8.7105e-07 -3.64775e-07 -1.21382e-07 -2.21231e-08 9.35307e-09 1.39518e-08 1.0485e-08 0.999001 </text:p>
          </table:table-cell>
          <table:table-cell office:value-type="string" calcext:value-type="string">
            <text:p>3.679e-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8.89134e-06 5.95683e-06 3.4452e-06 1.78805e-06 8.39179e-07 3.50874e-07 1.2371e-07 2.98048e-08 -2.6578e-09 0.999001 </text:p>
          </table:table-cell>
          <table:table-cell office:value-type="string" calcext:value-type="string">
            <text:p>1.14215e-05</text:p>
          </table:table-cell>
          <table:table-cell office:value-type="float" office:value="684" calcext:value-type="float">
            <text:p>684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/>
          <table:table-cell table:number-columns-repeated="29"/>
        </table:table-row>
        <table:table-row table:style-name="ro1">
          <table:covered-table-cell/>
          <table:table-cell table:style-name="ce4" office:value-type="float" office:value="0.000001" calcext:value-type="float" table:number-columns-spanned="1" table:number-rows-spanned="5">
            <text:p>1E-06</text:p>
          </table:table-cell>
          <table:table-cell table:style-name="ce4" office:value-type="string" calcext:value-type="string" table:number-columns-spanned="1" table:number-rows-spanned="5">
            <text:p>0 0 0 0 0 0 0 0 0 0.999999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852829 0.00236007 0.000550377 0.000100552 1.20416e-05 1.8395e-07 -3.19209e-07 -1.15985e-07 -3.86067e-08 0.999999 </text:p>
          </table:table-cell>
          <table:table-cell office:value-type="string" calcext:value-type="string">
            <text:p>0.00886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-0.0592432 -0.0150132 -0.00346454 -0.000700109 -0.000112267 -8.81811e-06 2.84759e-06 1.8672e-06 6.98264e-07 0.999999 </text:p>
          </table:table-cell>
          <table:table-cell office:value-type="string" calcext:value-type="string">
            <text:p>0.0612181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5" office:value-type="string" calcext:value-type="string" table:number-columns-spanned="1" table:number-rows-spanned="5">
            <text:p>2.14273e-14 1.07691e-14 5.32905e-15 2.66451e-15 1.33225e-15 6.66112e-16 3.33046e-16 2.22016e-16 1.10994e-16 0.999999 </text:p>
          </table:table-cell>
          <table:table-cell table:style-name="ce5" office:value-type="string" calcext:value-type="string" table:number-columns-spanned="1" table:number-rows-spanned="5">
            <text:p>2.47597e-14</text:p>
          </table:table-cell>
          <table:table-cell/>
          <table:table-cell table:style-name="ce5" office:value-type="string" calcext:value-type="string" table:number-columns-spanned="1" table:number-rows-spanned="5">
            <text:p>-3.97459e-14 -1.97619e-14 -9.99197e-15 -5.10699e-15 -2.44245e-15 -1.33222e-15 -4.44061e-16 -3.33024e-16 -2.21988e-16 0.999999 </text:p>
          </table:table-cell>
          <table:table-cell table:style-name="ce5" office:value-type="string" calcext:value-type="string" table:number-columns-spanned="1" table:number-rows-spanned="5">
            <text:p>4.58726e-14</text:p>
          </table:table-cell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1</text:p>
          </table:table-cell>
          <table:table-cell office:value-type="string" calcext:value-type="string">
            <text:p>0.000785654 0.000122987 1.06981e-05 -1.03838e-06 -7.33164e-07 -2.44003e-07 -7.40513e-08 -2.00851e-08 -4.72562e-09 0.999999 </text:p>
          </table:table-cell>
          <table:table-cell office:value-type="string" calcext:value-type="string">
            <text:p>0.0007952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-0.00529127 -0.00113973 -0.000209342 -2.73836e-05 2.47543e-07 1.83938e-06 8.53576e-07 2.89228e-07 8.41812e-08 0.999999 </text:p>
          </table:table-cell>
          <table:table-cell office:value-type="string" calcext:value-type="string">
            <text:p>0.00541675</text:p>
          </table:table-cell>
          <table:table-cell office:value-type="float" office:value="220" calcext:value-type="float">
            <text:p>22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0.0001</text:p>
          </table:table-cell>
          <table:table-cell office:value-type="string" calcext:value-type="string">
            <text:p>4.91341e-06 -3.66922e-06 -1.55375e-06 -4.76668e-07 -1.32749e-07 -3.2833e-08 -6.96857e-09 -1.18923e-09 -1.35523e-10 0.999999 </text:p>
          </table:table-cell>
          <table:table-cell office:value-type="string" calcext:value-type="string">
            <text:p>6.34546e-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-0.000468357 -7.86338e-05 -7.84319e-06 1.24804e-06 1.09018e-06 4.39783e-07 1.40697e-07 3.94295e-08 9.98919e-09 0.999999 </text:p>
          </table:table-cell>
          <table:table-cell office:value-type="string" calcext:value-type="string">
            <text:p>0.00047498</text:p>
          </table:table-cell>
          <table:table-cell office:value-type="float" office:value="250" calcext:value-type="float">
            <text:p>25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3"/>
        </table:table-row>
        <table:table-row table:style-name="ro1">
          <table:covered-table-cell table:number-columns-repeated="3"/>
          <table:table-cell office:value-type="float" office:value="0.00001" calcext:value-type="float">
            <text:p>1E-05</text:p>
          </table:table-cell>
          <table:table-cell office:value-type="string" calcext:value-type="string">
            <text:p>-5.87351e-06 -2.20429e-06 -6.50534e-07 -1.73866e-07 -4.11165e-08 -8.28342e-09 -1.31484e-09 -1.2561e-10 9.91318e-12 0.999999 </text:p>
          </table:table-cell>
          <table:table-cell office:value-type="string" calcext:value-type="string">
            <text:p>6.30969e-0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-3.83376e-05 -2.79226e-06 1.0974e-06 7.00801e-07 2.64901e-07 8.21285e-08 2.25034e-08 5.57713e-09 1.24843e-09 0.999999 </text:p>
          </table:table-cell>
          <table:table-cell office:value-type="string" calcext:value-type="string">
            <text:p>3.84622e-05</text:p>
          </table:table-cell>
          <table:table-cell office:value-type="float" office:value="277" calcext:value-type="float">
            <text:p>27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1"/>
          <table:table-cell table:style-name="Default"/>
          <table:table-cell/>
        </table:table-row>
        <table:table-row table:style-name="ro1">
          <table:covered-table-cell table:number-columns-repeated="3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1.1619e-06 -2.86679e-07 -6.1996e-08 -1.11786e-08 -1.47778e-09 -6.04355e-11 4.20669e-11 1.89591e-11 5.76461e-12 0.999999 </text:p>
          </table:table-cell>
          <table:table-cell office:value-type="string" calcext:value-type="string">
            <text:p>1.1984e-0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-1.85186e-06 8.81715e-07 5.38735e-07 2.01532e-07 6.21897e-08 1.69809e-08 4.19114e-09 9.32643e-10 1.81526e-10 0.999999 </text:p>
          </table:table-cell>
          <table:table-cell office:value-type="string" calcext:value-type="string">
            <text:p>2.13116e-06</text:p>
          </table:table-cell>
          <table:table-cell office:value-type="float" office:value="300" calcext:value-type="float">
            <text:p>30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28"/>
          <table:table-cell table:style-name="Default"/>
          <table:table-cell/>
        </table:table-row>
        <table:table-row table:style-name="ro1">
          <table:table-cell table:number-columns-repeated="2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.00.0000</text:date>, <text:time style:data-style-name="N2" text:time-value="20:00:16.5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6T20:06:37.599000000</dc:date>
    <meta:editing-duration>PT15M52S</meta:editing-duration>
    <meta:editing-cycles>2</meta:editing-cycles>
    <meta:generator>LibreOffice/7.1.4.2$Windows_X86_64 LibreOffice_project/a529a4fab45b75fefc5b6226684193eb000654f6</meta:generator>
    <meta:document-statistic meta:table-count="1" meta:cell-count="606" meta:object-count="0"/>
  </office:meta>
</office:document-meta>
</file>